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 style:list-style-name="L1">
      <style:paragraph-properties fo:text-align="justify" style:justify-single-word="false"/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83105362172559600" text:style-name="L1">
        <text:list-item>
          <text:p text:style-name="P1">généralités</text:p>
        </text:list-item>
        <text:list-item>
          <text:p text:style-name="P1">langages étudiés</text:p>
          <text:list>
            <text:list-item>
              <text:p text:style-name="P1">langages étudiés</text:p>
              <text:list>
                <text:list-item>
                  <text:p text:style-name="P1">type (large) de langages étudiés ici</text:p>
                </text:list-item>
                <text:list-item>
                  <text:p text:style-name="P1">2 langages précis étudiés</text:p>
                </text:list-item>
                <text:list-item>
                  <text:p text:style-name="P1">comparaisons de temps en temps avec un autre langage</text:p>
                </text:list-item>
              </text:list>
            </text:list-item>
            <text:list-item>
              <text:p text:style-name="P1">aspects de C++ étudiés</text:p>
              <text:list>
                <text:list-item>
                  <text:p text:style-name="P1">C++ : juste objets ?</text:p>
                </text:list-item>
                <text:list-item>
                  <text:p text:style-name="P1">quelle partie de C++ est le sujet de ce cours ?</text:p>
                </text:list-item>
                <text:list-item>
                  <text:p text:style-name="P1">est-ce strict ?</text:p>
                </text:list-item>
              </text:list>
            </text:list-item>
            <text:list-item>
              <text:p text:style-name="P1">typage de smalltalk</text:p>
              <text:list>
                <text:list-item>
                  <text:p text:style-name="P1">typage C++ et java</text:p>
                </text:list-item>
                <text:list-item>
                  <text:p text:style-name="P1">typage smalltalk</text:p>
                </text:list-item>
                <text:list-item>
                  <text:p text:style-name="P1">du coups problèmes en moins (trivial)</text:p>
                </text:list-item>
              </text:list>
            </text:list-item>
            <text:list-item>
              <text:p text:style-name="P1">enseignants des langages</text:p>
              <text:list>
                <text:list-item>
                  <text:p text:style-name="P1">C++</text:p>
                  <text:list>
                    <text:list-item>
                      <text:p text:style-name="P1">2 profs</text:p>
                    </text:list-item>
                    <text:list-item>
                      <text:p text:style-name="P1">spécialité du deuxième</text:p>
                    </text:list-item>
                  </text:list>
                </text:list-item>
                <text:list-item>
                  <text:p text:style-name="P1">smalltalk</text:p>
                  <text:list>
                    <text:list-item>
                      <text:p text:style-name="P1">2 profs</text:p>
                    </text:list-item>
                    <text:list-item>
                      <text:p text:style-name="P1">1 spécialiste de ce langage</text:p>
                    </text:list-item>
                  </text:list>
                </text:list-item>
              </text:list>
            </text:list-item>
            <text:list-item>
              <text:p text:style-name="P1">"niveau de difficulté" des deux langages étudiés</text:p>
              <text:list>
                <text:list-item>
                  <text:p text:style-name="P1">C++</text:p>
                  <text:list>
                    <text:list-item>
                      <text:p text:style-name="P1">difficile ?</text:p>
                    </text:list-item>
                    <text:list-item>
                      <text:p text:style-name="P1">part (grossièrement) du cours consacrée à C++ ?</text:p>
                    </text:list-item>
                  </text:list>
                </text:list-item>
                <text:list-item>
                  <text:p text:style-name="P1">smalltalk</text:p>
                  <text:list>
                    <text:list-item>
                      <text:p text:style-name="P1">difficile ?</text:p>
                    </text:list-item>
                    <text:list-item>
                      <text:p text:style-name="P1">une formule qualifiant ce langage (c'est un langage...)</text:p>
                    </text:list-item>
                    <text:list-item>
                      <text:p text:style-name="P1">part (grossièrement) du cours consacrée à smalltalk ?</text:p>
                    </text:list-item>
                  </text:list>
                </text:list-item>
              </text:list>
            </text:list-item>
            <text:list-item>
              <text:p text:style-name="P1">normes de C++</text:p>
              <text:list>
                <text:list-item>
                  <text:p text:style-name="P1">historique normes</text:p>
                  <text:list>
                    <text:list-item>
                      <text:p text:style-name="P1">décennie de naissance</text:p>
                    </text:list-item>
                    <text:list-item>
                      <text:p text:style-name="P1">normalisation par qui ? rapidement ?</text:p>
                    </text:list-item>
                    <text:list-item>
                      <text:p text:style-name="P1">pourquoi ?</text:p>
                    </text:list-item>
                    <text:list-item>
                      <text:p text:style-name="P1">nom de la norme qui en a découlée</text:p>
                    </text:list-item>
                    <text:list-item>
                      <text:p text:style-name="P1">nom de l'avant dernière norme sortie</text:p>
                    </text:list-item>
                    <text:list-item>
                      <text:p text:style-name="P1">norme par défaut sur les ordis</text:p>
                    </text:list-item>
                    <text:list-item>
                      <text:p text:style-name="P1">une norme est en train de sortir</text:p>
                    </text:list-item>
                  </text:list>
                </text:list-item>
                <text:list-item>
                  <text:p text:style-name="P1">compilateurs fac</text:p>
                  <text:list>
                    <text:list-item>
                      <text:p text:style-name="P1">norme sur compilateurs fac</text:p>
                    </text:list-item>
                    <text:list-item>
                      <text:p text:style-name="P1">avancées majeures de cette norme (3 concepts)</text:p>
                    </text:list-item>
                    <text:list-item>
                      <text:p text:style-name="P1">norme évolue encore mais on reste dessus pour ce cou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approche objet</text:p>
          <text:list>
            <text:list-item>
              <text:p text:style-name="P3">C++ : possible programmation autre qu'objets ?</text:p>
            </text:list-item>
            <text:list-item>
              <text:p text:style-name="P3">quelle utilisation de C++ on fera dans ce cours ?</text:p>
            </text:list-item>
            <text:list-item>
              <text:p text:style-name="P3">on fait une classe pour ... (mot + déf) un concept de (2 choses possibles)</text:p>
            </text:list-item>
          </text:list>
        </text:list-item>
        <text:list-item>
          <text:p text:style-name="P3">UML</text:p>
          <text:list>
            <text:list-item>
              <text:p text:style-name="P3">diagrammes de classe</text:p>
              <text:list>
                <text:list-item>
                  <text:p text:style-name="P3">en 3 parties</text:p>
                  <text:list>
                    <text:list-item>
                      <text:p text:style-name="P1"><text:soft-page-break/>lesquelles ?</text:p>
                    </text:list-item>
                    <text:list-item>
                      <text:p text:style-name="P1">Quelle syntaxe pour chaque ?</text:p>
                    </text:list-item>
                    <text:list-item>
                      <text:p text:style-name="P1">attention : beaucoup de chose à dire pour 3ème</text:p>
                    </text:list-item>
                  </text:list>
                </text:list-item>
                <text:list-item>
                  <text:p text:style-name="P1">lien entre les classes (je connais pas le détail)</text:p>
                </text:list-item>
              </text:list>
            </text:list-item>
          </text:list>
        </text:list-item>
        <text:list-item>
          <text:p text:style-name="P1">accesseurs : par convention syntaxe : ...</text:p>
        </text:list-item>
        <text:list-item>
          <text:p text:style-name="P1">manipulation entrées sorties</text:p>
          <text:list>
            <text:list-item>
              <text:p text:style-name="P1">printf et malloc en C++ ?</text:p>
            </text:list-item>
            <text:list-item>
              <text:p text:style-name="P1">qu'est ce qu'on utilise en C++ ? (conceptuellement)</text:p>
            </text:list-item>
          </text:list>
        </text:list-item>
        <text:list-item>
          <text:p text:style-name="P1">agrégation UML :</text:p>
          <text:list>
            <text:list-item>
              <text:p text:style-name="P1">qu'est ce que c'est ?</text:p>
            </text:list-item>
            <text:list-item>
              <text:p text:style-name="P1">différences avec composition ?</text:p>
            </text:list-item>
          </text:list>
        </text:list-item>
        <text:list-item>
          <text:p text:style-name="P1">interfaces C++</text:p>
          <text:list>
            <text:list-item>
              <text:p text:style-name="P1">interface java</text:p>
              <text:list>
                <text:list-item>
                  <text:p text:style-name="P1">qu'est ce qu'on y trouve ?</text:p>
                </text:list-item>
                <text:list-item>
                  <text:p text:style-name="P1">à implémenter par combien de classes ?</text:p>
                </text:list-item>
                <text:list-item>
                  <text:p text:style-name="P1">partie publique, privée ?</text:p>
                </text:list-item>
                <text:list-item>
                  <text:p text:style-name="P1">optionnelle ?</text:p>
                </text:list-item>
              </text:list>
            </text:list-item>
            <text:list-item>
              <text:p text:style-name="P1">interface C++</text:p>
              <text:list>
                <text:list-item>
                  <text:p text:style-name="P1">qu'est ce que c'est ? (autre nom en commun avec le C)</text:p>
                </text:list-item>
                <text:list-item>
                  <text:p text:style-name="P1">contient quoi ?</text:p>
                </text:list-item>
                <text:list-item>
                  <text:p text:style-name="P1">partie publique, privée ?</text:p>
                </text:list-item>
                <text:list-item>
                  <text:p text:style-name="P1">utile pour compilateur ? Pourquoi ?</text:p>
                </text:list-item>
                <text:list-item>
                  <text:p text:style-name="P1">comprend aussi des déclarations de (choses pas juste objets... Quoi ?)</text:p>
                </text:list-item>
                <text:list-item>
                  <text:p text:style-name="P1">optionnel ?</text:p>
                </text:list-item>
              </text:list>
            </text:list-item>
          </text:list>
        </text:list-item>
        <text:list-item>
          <text:p text:style-name="P2">inclusion multiple d'interfaces</text:p>
          <text:list>
            <text:list-item>
              <text:p text:style-name="P2">compilateurs inclusent physiquement les interface chaque fois qu'ils passent dessus</text:p>
            </text:list-item>
            <text:list-item>
              <text:p text:style-name="P2">du coup besoin d'entourer interfaces avec macros #ifndef #define #endif pour éviter de réinclure</text:p>
            </text:list-item>
          </text:list>
        </text:list-item>
        <text:list-item>
          <text:p text:style-name="P2">définition portée java / C++</text:p>
          <text:list>
            <text:list-item>
              <text:p text:style-name="P2">java : mot-clé "private" ou autre au début de déclaration de chaque attribut / méthode</text:p>
            </text:list-item>
            <text:list-item>
              <text:p text:style-name="P2">C++ : une seule fois "private :" puis tout ce qui suit est privé jusqu'à "public :" ou autre</text:p>
            </text:list-item>
          </text:list>
        </text:list-item>
        <text:list-item>
          <text:p text:style-name="P2">destructeurs</text:p>
          <text:list>
            <text:list-item>
              <text:p text:style-name="P2">java : pas de destructeurs, ramasse-miettes juge quand détruire</text:p>
            </text:list-item>
            <text:list-item>
              <text:p text:style-name="P2">C++ :</text:p>
              <text:list>
                <text:list-item>
                  <text:p text:style-name="P2">destructeurs pour maitriser destruction</text:p>
                </text:list-item>
                <text:list-item>
                  <text:p text:style-name="P2">commencent par tilde</text:p>
                </text:list-item>
              </text:list>
            </text:list-item>
            <text:list-item>
              <text:p text:style-name="P2">Vers v = new Vers();</text:p>
              <text:list>
                <text:list-item>
                  <text:p text:style-name="P2">en java : v est un pointeur</text:p>
                </text:list-item>
                <text:list-item>
                  <text:p text:style-name="P2">en C++ : v est directement une référence</text:p>
                </text:list-item>
              </text:list>
            </text:list-item>
            <text:list-item>
              <text:p text:style-name="P2">déclarer une suite d'objets</text:p>
              <text:list>
                <text:list-item>
                  <text:p text:style-name="P2">faire des tableaux</text:p>
                </text:list-item>
                <text:list-item>
                  <text:p text:style-name="P2">en java comme en C++, tableaux = pointeur vers suite d'objets</text:p>
                </text:list-item>
                <text:list-item>
                  <text:p text:style-name="P2">solution 1 (mauvaise)</text:p>
                  <text:list>
                    <text:list-item>
                      <text:p text:style-name="P2">Vers *pv</text:p>
                    </text:list-item>
                    <text:list-item>
                      <text:p text:style-name="P2">pv est une adresse d'un vers ou d'un tableau de vers</text:p>
                    </text:list-item>
                    <text:list-item>
                      <text:p text:style-name="P2">du coup pointeur vers tableau contenant directement les vers</text:p>
                    </text:list-item>
                    <text:list-item>
                      <text:p text:style-name="P2">très mauvais à ne jamais faire !</text:p>
                    </text:list-item>
                    <text:list-item>
                      <text:p text:style-name="P2">car on ne sait pas encore ce que seront les vers</text:p>
                      <text:list>
                        <text:list-item>
                          <text:p text:style-name="P2">donc on sait pas la place que ça prendra</text:p>
                        </text:list-item>
                        <text:list-item>
                          <text:p text:style-name="P2"><text:soft-page-break/>on peut pas rendre les vers dynamiques</text:p>
                        </text:list-item>
                      </text:list>
                    </text:list-item>
                  </text:list>
                </text:list-item>
                <text:list-item>
                  <text:p text:style-name="P2">solution 2 (bonne)</text:p>
                  <text:list>
                    <text:list-item>
                      <text:p text:style-name="P2">tableau de pointeurs</text:p>
                    </text:list-item>
                    <text:list-item>
                      <text:p text:style-name="P2">Vers **pv</text:p>
                    </text:list-item>
                    <text:list-item>
                      <text:p text:style-name="P2">pointeur vers un tableau de pointeurs</text:p>
                    </text:list-item>
                    <text:list-item>
                      <text:p text:style-name="P2">pv est l'adresse de la zone mémoire d'un tableau d'adresse de vers</text:p>
                    </text:list-item>
                    <text:list-item>
                      <text:p text:style-name="P2">du coup possible d'avoir des sous classes de vers dans tableau</text:p>
                    </text:list-item>
                    <text:list-item>
                      <text:p text:style-name="P2">C'est cette solution qu'on fait systématiquement en java</text:p>
                    </text:list-item>
                    <text:list-item>
                      <text:p text:style-name="P2">mais c'est implicite il y a pas besoin de le spécifer</text:p>
                    </text:list-item>
                    <text:list-item>
                      <text:p text:style-name="P2">lorsqu'on demande de créer des vers il créait automatiquement des pointeurs</text:p>
                    </text:list-item>
                  </text:list>
                </text:list-item>
              </text:list>
            </text:list-item>
            <text:list-item>
              <text:p text:style-name="P2">C++98 et taille tableaux</text:p>
              <text:list>
                <text:list-item>
                  <text:p text:style-name="P2">obligé de stocker taille des tableaux dans variables</text:p>
                </text:list-item>
                <text:list-item>
                  <text:p text:style-name="P2">pas de méthode pour donner automatiquement taille apparemment</text:p>
                </text:list-item>
              </text:list>
            </text:list-item>
          </text:list>
        </text:list-item>
        <text:list-item>
          <text:p text:style-name="P2">classes de flux</text:p>
          <text:list>
            <text:list-item>
              <text:p text:style-name="P2">flots en entrée</text:p>
              <text:list>
                <text:list-item>
                  <text:p text:style-name="P2">istream</text:p>
                </text:list-item>
                <text:list-item>
                  <text:p text:style-name="P2">(input stream)</text:p>
                </text:list-item>
                <text:list-item>
                  <text:p text:style-name="P2">on se situe par rapport au programme et non à l'utilisateur</text:p>
                </text:list-item>
                <text:list-item>
                  <text:p text:style-name="P2">du coup l'entrée c'est le clavier par exemple</text:p>
                </text:list-item>
                <text:list-item>
                  <text:p text:style-name="P2">c'est ce qui vient de l'extérieur vers le programme</text:p>
                </text:list-item>
              </text:list>
            </text:list-item>
            <text:list-item>
              <text:p text:style-name="P2">flots en sortie</text:p>
              <text:list>
                <text:list-item>
                  <text:p text:style-name="P2">ostream</text:p>
                </text:list-item>
                <text:list-item>
                  <text:p text:style-name="P2">(output stream)</text:p>
                </text:list-item>
                <text:list-item>
                  <text:p text:style-name="P2">ce qui sort du programme</text:p>
                </text:list-item>
              </text:list>
            </text:list-item>
          </text:list>
        </text:list-item>
        <text:list-item>
          <text:p text:style-name="P2">implémentation de l'interface</text:p>
          <text:list>
            <text:list-item>
              <text:p text:style-name="P2">dans fichier .cpp</text:p>
            </text:list-item>
            <text:list-item>
              <text:p text:style-name="P2">on y met</text:p>
              <text:list>
                <text:list-item>
                  <text:p text:style-name="P2">le corps des méthodes</text:p>
                </text:list-item>
                <text:list-item>
                  <text:p text:style-name="P2">les attributs de classe statiques</text:p>
                  <text:list>
                    <text:list-item>
                      <text:p text:style-name="P2">déclaré dans .h</text:p>
                    </text:list-item>
                    <text:list-item>
                      <text:p text:style-name="P2">défini dans .cpp</text:p>
                    </text:list-item>
                  </text:list>
                </text:list-item>
                <text:list-item>
                  <text:p text:style-name="P2">corps des fonctions</text:p>
                </text:list-item>
              </text:list>
            </text:list-item>
            <text:list-item>
              <text:p text:style-name="P2">en-tête classique</text:p>
              <text:list>
                <text:list-item>
                  <text:p text:style-name="P2">inclusions</text:p>
                  <text:list>
                    <text:list-item>
                      <text:p text:style-name="P2">java / C++</text:p>
                      <text:list>
                        <text:list-item>
                          <text:p text:style-name="P2">java</text:p>
                          <text:list>
                            <text:list-item>
                              <text:p text:style-name="P2">liaison faite de manière dynamique avec chargement de classe</text:p>
                            </text:list-item>
                          </text:list>
                        </text:list-item>
                        <text:list-item>
                          <text:p text:style-name="P2">C++</text:p>
                          <text:list>
                            <text:list-item>
                              <text:p text:style-name="P2">inclusion textuelle</text:p>
                            </text:list-item>
                            <text:list-item>
                              <text:p text:style-name="P2">considère que tout le texte de la bibliothèque a été écrit en dure dans fichier</text:p>
                            </text:list-item>
                            <text:list-item>
                              <text:p text:style-name="P2">d'où le besoin d'empêcher les inclusions multiples avec les #ifndef etc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yntaxe</text:p>
                      <text:list>
                        <text:list-item>
                          <text:p text:style-name="P2">si inclusion de bibliothèque</text:p>
                          <text:list>
                            <text:list-item>
                              <text:p text:style-name="P2">chevrons</text:p>
                            </text:list-item>
                            <text:list-item>
                              <text:p text:style-name="P2">pas de .h</text:p>
                            </text:list-item>
                          </text:list>
                        </text:list-item>
                        <text:list-item>
                          <text:p text:style-name="P2">si écrit soit même</text:p>
                          <text:list>
                            <text:list-item>
                              <text:p text:style-name="P2">guilleme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oses à souvent inclure</text:p>
                      <text:list>
                        <text:list-item>
                          <text:p text:style-name="P2"><text:soft-page-break/>string</text:p>
                          <text:list>
                            <text:list-item>
                              <text:p text:style-name="P2">#include &lt;string&gt;</text:p>
                            </text:list-item>
                          </text:list>
                        </text:list-item>
                        <text:list-item>
                          <text:p text:style-name="P2">iostream</text:p>
                          <text:list>
                            <text:list-item>
                              <text:p text:style-name="P2">#include &lt;iostream&gt;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perso</text:p>
                      <text:list>
                        <text:list-item>
                          <text:p text:style-name="P2">syntaxe directives de preprocesseur</text:p>
                          <text:list>
                            <text:list-item>
                              <text:p text:style-name="P2">commencent par #</text:p>
                            </text:list-item>
                            <text:list-item>
                              <text:p text:style-name="P2">et ne terminent jamais pas ;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espaces de nommages</text:p>
                  <text:list>
                    <text:list-item>
                      <text:p text:style-name="P2">pourquoi ?</text:p>
                      <text:list>
                        <text:list-item>
                          <text:p text:style-name="P2">fait pour pouvoir inclure deux bibliothèques contenant des fonctions / variables / méthodes / classe / autre de même nom</text:p>
                        </text:list-item>
                        <text:list-item>
                          <text:p text:style-name="P2">du coup lors d'appel de méthodes, besoin de préciser dans quel environnement on appelle la méthode pour éviter ambiguïté</text:p>
                        </text:list-item>
                        <text:list-item>
                          <text:p text:style-name="P2">du coup soit environnement::méthode</text:p>
                        </text:list-item>
                        <text:list-item>
                          <text:p text:style-name="P2">soit indiquer l'espace de nom une bonne fois pour toute au début</text:p>
                        </text:list-item>
                      </text:list>
                    </text:list-item>
                    <text:list-item>
                      <text:p text:style-name="P2">indiquer l'espace de nom en début de fichier</text:p>
                      <text:list>
                        <text:list-item>
                          <text:p text:style-name="P2">using namespace nomNameSpace;</text:p>
                        </text:list-item>
                        <text:list-item>
                          <text:p text:style-name="P2">la plupart du temps st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indiquer individuellement le contexte de nommage</text:p>
              <text:list>
                <text:list-item>
                  <text:p text:style-name="P2">exemples</text:p>
                  <text:list>
                    <text:list-item>
                      <text:p text:style-name="P2">std::string par exemple</text:p>
                    </text:list-item>
                    <text:list-item>
                      <text:p text:style-name="P2">Vers::Vers()</text:p>
                    </text:list-item>
                  </text:list>
                </text:list-item>
                <text:list-item>
                  <text:p text:style-name="P2">::</text:p>
                  <text:list>
                    <text:list-item>
                      <text:p text:style-name="P2">opérateur de résolution de portée</text:p>
                    </text:list-item>
                    <text:list-item>
                      <text:p text:style-name="P2">fondamentale</text:p>
                    </text:list-item>
                    <text:list-item>
                      <text:p text:style-name="P2">permettra l'équivalent de super en java (voir plus tard)</text:p>
                    </text:list-item>
                  </text:list>
                </text:list-item>
                <text:list-item>
                  <text:p text:style-name="P2">utilité</text:p>
                  <text:list>
                    <text:list-item>
                      <text:p text:style-name="P2">précise la portée dans laquelle a été définie ce qu'on appelle</text:p>
                    </text:list-item>
                  </text:list>
                </text:list-item>
              </text:list>
            </text:list-item>
            <text:list-item>
              <text:p text:style-name="P2">saisie et affichage</text:p>
              <text:list>
                <text:list-item>
                  <text:p text:style-name="P2">saisie</text:p>
                  <text:list>
                    <text:list-item>
                      <text:p text:style-name="P2">on passe par paramètre un flot d'entrée</text:p>
                    </text:list-item>
                    <text:list-item>
                      <text:p text:style-name="P2">ce flot est cin</text:p>
                    </text:list-item>
                    <text:list-item>
                      <text:p text:style-name="P2">(équivalent en java : system.in)</text:p>
                    </text:list-item>
                    <text:list-item>
                      <text:p text:style-name="P2">opérateur : &lt;&lt;</text:p>
                      <text:list>
                        <text:list-item>
                          <text:p text:style-name="P2">c'est l'opérateur d'insertion</text:p>
                        </text:list-item>
                        <text:list-item>
                          <text:p text:style-name="P2">sert pas que pour saisie au clavier</text:p>
                        </text:list-item>
                      </text:list>
                    </text:list-item>
                  </text:list>
                </text:list-item>
                <text:list-item>
                  <text:p text:style-name="P2">affichage</text:p>
                  <text:list>
                    <text:list-item>
                      <text:p text:style-name="P2">on passe un flot de sortie</text:p>
                    </text:list-item>
                    <text:list-item>
                      <text:p text:style-name="P2">cout</text:p>
                    </text:list-item>
                    <text:list-item>
                      <text:p text:style-name="P2">operateur : &gt;&gt;</text:p>
                      <text:list>
                        <text:list-item>
                          <text:p text:style-name="P2">c'est l'opérateur d'extraction</text:p>
                        </text:list-item>
                        <text:list-item>
                          <text:p text:style-name="P2">sert pas que pour affichage</text:p>
                        </text:list-item>
                      </text:list>
                    </text:list-item>
                  </text:list>
                </text:list-item>
                <text:list-item>
                  <text:p text:style-name="P2">commun aux deux</text:p>
                  <text:list>
                    <text:list-item>
                      <text:p text:style-name="P2">possible faire appel en cascade de méthodes</text:p>
                    </text:list-item>
                    <text:list-item>
                      <text:p text:style-name="P2">(lkjrazr &gt;&gt; erjzerj &gt;&gt; mojzpr &gt;&gt; …)</text:p>
                    </text:list-item>
                    <text:list-item>
                      <text:p text:style-name="P2">chaque appel renvoie le flot qui est réutilisé puis renvoyé etc</text:p>
                    </text:list-item>
                  </text:list>
                </text:list-item>
              </text:list>
            </text:list-item>
            <text:list-item>
              <text:p text:style-name="P2">opérateurs</text:p>
              <text:list>
                <text:list-item>
                  <text:p text:style-name="P2">java</text:p>
                  <text:list>
                    <text:list-item>
                      <text:p text:style-name="P2"><text:soft-page-break/>très peu d'opérateurs</text:p>
                    </text:list-item>
                    <text:list-item>
                      <text:p text:style-name="P2">pas possible redéfinir</text:p>
                    </text:list-item>
                  </text:list>
                </text:list-item>
                <text:list-item>
                  <text:p text:style-name="P2">C++</text:p>
                  <text:list>
                    <text:list-item>
                      <text:p text:style-name="P2">beaucoup d'opérateurs</text:p>
                    </text:list-item>
                    <text:list-item>
                      <text:p text:style-name="P2">on peut presque tous les redéfinir</text:p>
                    </text:list-item>
                    <text:list-item>
                      <text:p text:style-name="P2">on peut les surcharger</text:p>
                    </text:list-item>
                    <text:list-item>
                      <text:p text:style-name="P2">exemple trucs surchargeables</text:p>
                      <text:list>
                        <text:list-item>
                          <text:p text:style-name="P2">()</text:p>
                        </text:list-item>
                        <text:list-item>
                          <text:p text:style-name="P2">[]</text:p>
                        </text:list-item>
                        <text:list-item>
                          <text:p text:style-name="P2">..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encapsulation</text:p>
          <text:list>
            <text:list-item>
              <text:p text:style-name="P2">utilité</text:p>
              <text:list>
                <text:list-item>
                  <text:p text:style-name="P2">pour faire logiciels propres et modulaires</text:p>
                </text:list-item>
                <text:list-item>
                  <text:p text:style-name="P2">avec parties réutilisables</text:p>
                </text:list-item>
                <text:list-item>
                  <text:p text:style-name="P2">empêche de trafiquer à partir d'une classe l'implémentation d'une autre</text:p>
                </text:list-item>
                <text:list-item>
                  <text:p text:style-name="P2">permet de réécrire des modules de manière simple</text:p>
                </text:list-item>
                <text:list-item>
                  <text:p text:style-name="P2">permet de contrôler les accès</text:p>
                  <text:list>
                    <text:list-item>
                      <text:p text:style-name="P2">public : accès possible depuis n'importe où</text:p>
                    </text:list-item>
                    <text:list-item>
                      <text:p text:style-name="P2">private : accès depuis des parties de codes de même classe (pas juste même objet)</text:p>
                    </text:list-item>
                    <text:list-item>
                      <text:p text:style-name="P2">protected : sous classes</text:p>
                      <text:list>
                        <text:list-item>
                          <text:p text:style-name="P2">pas toujours vrai</text:p>
                        </text:list-item>
                        <text:list-item>
                          <text:p text:style-name="P2">plus complexe</text:p>
                        </text:list-item>
                        <text:list-item>
                          <text:p text:style-name="P2">possible casser encapsulation</text:p>
                        </text:list-item>
                        <text:list-item>
                          <text:p text:style-name="P2">on verra plus tar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séparation privé / publique</text:p>
              <text:list>
                <text:list-item>
                  <text:p text:style-name="P2">"classique"</text:p>
                  <text:list>
                    <text:list-item>
                      <text:p text:style-name="P2">privé : attributs</text:p>
                    </text:list-item>
                    <text:list-item>
                      <text:p text:style-name="P2">publique : méthodes</text:p>
                    </text:list-item>
                  </text:list>
                </text:list-item>
                <text:list-item>
                  <text:p text:style-name="P2">d'autres variantes possibles</text:p>
                  <text:list>
                    <text:list-item>
                      <text:p text:style-name="P2">possible méthodes privées parfois par ex</text:p>
                    </text:list-item>
                    <text:list-item>
                      <text:p text:style-name="P2">aussi possible certaines parties protec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classe VS struct moderne</text:p>
          <text:list>
            <text:list-item>
              <text:p text:style-name="P2">quasiment la même chose</text:p>
            </text:list-item>
            <text:list-item>
              <text:p text:style-name="P2">struct moderne</text:p>
              <text:list>
                <text:list-item>
                  <text:p text:style-name="P2">possibilité constructeurs méthodes etc</text:p>
                </text:list-item>
                <text:list-item>
                  <text:p text:style-name="P2">possibilité méthodes donc apparemment ?</text:p>
                </text:list-item>
                <text:list-item>
                  <text:p text:style-name="P2">bref presque tout comme classe</text:p>
                </text:list-item>
              </text:list>
            </text:list-item>
            <text:list-item>
              <text:p text:style-name="P2">différence</text:p>
              <text:list>
                <text:list-item>
                  <text:p text:style-name="P2">classes : tout privé par défaut</text:p>
                </text:list-item>
                <text:list-item>
                  <text:p text:style-name="P2">struct : tout public par défaut</text:p>
                </text:list-item>
                <text:list-item>
                  <text:p text:style-name="P2">(mieux vaut toujours préciser quand même portée)</text:p>
                </text:list-item>
              </text:list>
            </text:list-item>
            <text:list-item>
              <text:p text:style-name="P2">possibilité struct dans C++ donc apparemment</text:p>
            </text:list-item>
          </text:list>
        </text:list-item>
        <text:list-item>
          <text:p text:style-name="P2">création des objets (0:42:00 – diapo 20)</text:p>
          <text:list>
            <text:list-item>
              <text:list>
                <text:list-item>
                  <text:p text:style-name="P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3T16:37:13</meta:creation-date>
    <dc:date>2015-02-20T16:20:35</dc:date>
    <dc:creator>yjfjyf jjku</dc:creator>
    <meta:editing-duration>PT6H49M6S</meta:editing-duration>
    <meta:editing-cycles>60</meta:editing-cycles>
    <meta:generator>OpenOffice/4.1.1$Unix OpenOffice.org_project/411m6$Build-9775</meta:generator>
    <meta:document-statistic meta:table-count="0" meta:image-count="0" meta:object-count="0" meta:page-count="5" meta:paragraph-count="235" meta:word-count="1385" meta:character-count="7094"/>
  </office:meta>
</office:document-meta>
</file>